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fo:font-size="7pt" officeooo:rsid="00084f71" officeooo:paragraph-rsid="00084f71" style:font-size-asian="7pt" style:font-size-complex="7pt"/>
    </style:style>
    <style:style style:name="T1" style:family="text">
      <style:text-properties fo:font-size="7pt" style:font-size-asian="6.09999990463257pt" style:font-size-complex="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##################################</text:p>
      <text:p text:style-name="P1">#</text:p>
      <text:p text:style-name="P1"># -- TEXTPATGEN GENERATED FILE --</text:p>
      <text:p text:style-name="P1">#</text:p>
      <text:p text:style-name="P1"># -- tpl-hexgen-file-0001.c --</text:p>
      <text:p text:style-name="P1">#</text:p>
      <text:p text:style-name="P1"># -- 2017-12-08T18:59:08+0000 --</text:p>
      <text:p text:style-name="P1">#</text:p>
      <text:p text:style-name="P1"># Start number: 0 ( 0x0 Hex, 00 Octal )</text:p>
      <text:p text:style-name="P1"># Finish number: 255 ( 0xFF Hex, 0377 Octal )</text:p>
      <text:p text:style-name="P1"># Numbers in a line: 16</text:p>
      <text:p text:style-name="P1">#</text:p>
      <text:p text:style-name="P1">####################################</text:p>
      <text:p text:style-name="P1">X-0000 X-0001 X-0002 X-0003 X-0004 X-0005 X-0006 X-0007 X-0008 X-0009 X-000A X-000B X-000C X-000D X-000E X-000F</text:p>
      <text:p text:style-name="P1">X-0010 X-0011 X-0012 X-0013 X-0014 X-0015 X-0016 X-0017 X-0018 X-0019 X-001A X-001B X-001C X-001D X-001E X-001F</text:p>
      <text:p text:style-name="P1">X-0020 X-0021 X-0022 X-0023 X-0024 X-0025 X-0026 X-0027 X-0028 X-0029 X-002A X-002B X-002C X-002D X-002E X-002F</text:p>
      <text:p text:style-name="P1">X-0030 X-0031 X-0032 X-0033 X-0034 X-0035 X-0036 X-0037 X-0038 X-0039 X-003A X-003B X-003C X-003D X-003E X-003F</text:p>
      <text:p text:style-name="P1">X-0040 X-0041 X-0042 X-0043 X-0044 X-0045 X-0046 X-0047 X-0048 X-0049 X-004A X-004B X-004C X-004D X-004E X-004F</text:p>
      <text:p text:style-name="P1">X-0050 X-0051 X-0052 X-0053 X-0054 X-0055 X-0056 X-0057 X-0058 X-0059 X-005A X-005B X-005C X-005D X-005E X-005F</text:p>
      <text:p text:style-name="P1">X-0060 X-0061 X-0062 X-0063 X-0064 X-0065 X-0066 X-0067 X-0068 X-0069 X-006A X-006B X-006C X-006D X-006E X-006F</text:p>
      <text:p text:style-name="P1">X-0070 X-0071 X-0072 X-0073 X-0074 X-0075 X-0076 X-0077 X-0078 X-0079 X-007A X-007B X-007C X-007D X-007E X-007F</text:p>
      <text:p text:style-name="P1">X-0080 X-0081 X-0082 X-0083 X-0084 X-0085 X-0086 X-0087 X-0088 X-0089 X-008A X-008B X-008C X-008D X-008E X-008F</text:p>
      <text:p text:style-name="P1">X-0090 X-0091 X-0092 X-0093 X-0094 X-0095 X-0096 X-0097 X-0098 X-0099 X-009A X-009B X-009C X-009D X-009E X-009F</text:p>
      <text:p text:style-name="P1">X-00A0 X-00A1 X-00A2 X-00A3 X-00A4 X-00A5 X-00A6 X-00A7 X-00A8 X-00A9 X-00AA X-00AB X-00AC X-00AD X-00AE X-00AF</text:p>
      <text:p text:style-name="P1">X-00B0 X-00B1 X-00B2 X-00B3 X-00B4 X-00B5 X-00B6 X-00B7 X-00B8 X-00B9 X-00BA X-00BB X-00BC X-00BD X-00BE X-00BF</text:p>
      <text:p text:style-name="P1">X-00C0 X-00C1 X-00C2 X-00C3 X-00C4 X-00C5 X-00C6 X-00C7 X-00C8 X-00C9 X-00CA X-00CB X-00CC X-00CD X-00CE X-00CF</text:p>
      <text:p text:style-name="P1">X-00D0 X-00D1 X-00D2 X-00D3 X-00D4 X-00D5 X-00D6 X-00D7 X-00D8 X-00D9 X-00DA X-00DB X-00DC X-00DD X-00DE X-00DF</text:p>
      <text:p text:style-name="P1">X-00E0 X-00E1 X-00E2 X-00E3 X-00E4 X-00E5 X-00E6 X-00E7 X-00E8 X-00E9 X-00EA X-00EB X-00EC X-00ED X-00EE X-00EF</text:p>
      <text:p text:style-name="P1">X-00F0 X-00F1 X-00F2 X-00F3 X-00F4 X-00F5 X-00F6 X-00F7 X-00F8 X-00F9 X-00FA X-00FB X-00FC X-00FD X-00FE X-00FF</text:p>
      <text:p text:style-name="P1"># -- End of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8T21:02:56.125061985</dc:date>
    <meta:editing-duration>PT1M40S</meta:editing-duration>
    <meta:editing-cycles>1</meta:editing-cycles>
    <meta:document-statistic meta:table-count="0" meta:image-count="0" meta:object-count="0" meta:page-count="1" meta:paragraph-count="30" meta:word-count="308" meta:character-count="2072" meta:non-whitespace-character-count="1794"/>
    <meta:generator>LibreOffice/5.3.7.2.0$Linux_X86_64 LibreOffice_project/30m0$Build-2</meta:generator>
  </office:meta>
</office:document-meta>
</file>